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ff0000" draw:marker-start="" draw:marker-end="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ff0000" svg:stroke-opacity="100%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textarea-horizontal-align="justify" draw:textarea-vertical-align="middle" draw:auto-grow-height="false" fo:min-height="0.212cm" fo:min-width="0.212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0.212cm" fo:min-width="0.212cm"/>
    </style:style>
    <style:style style:name="gr10" style:family="graphic" style:parent-style-name="standard">
      <style:graphic-properties draw:stroke="solid" svg:stroke-color="#000000" draw:fill="none" draw:fill-color="#ffffff" fo:min-height="0.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2" style:family="graphic" style:parent-style-name="standard">
      <style:graphic-properties draw:fill-color="#cc0000" draw:opacity="64%" draw:textarea-horizontal-align="justify" draw:textarea-vertical-align="middle" draw:auto-grow-height="false" fo:min-height="0.212cm" fo:min-width="0.212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objectwithoutfill">
      <style:graphic-properties draw:marker-start="" draw:marker-end="Small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7" style:family="graphic" style:parent-style-name="objectwithoutfill">
      <style:graphic-properties svg:stroke-width="0.053cm" draw:marker-start-width="0.279cm" draw:marker-end="Arrow" draw:marker-end-width="0.379cm" svg:stroke-opacity="70%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objectwithoutfill">
      <style:graphic-properties svg:stroke-width="0.053cm" svg:stroke-color="#ff3333" draw:marker-start-width="0.2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9" style:family="graphic" style:parent-style-name="objectwithoutfill">
      <style:graphic-properties draw:stroke="dash" draw:stroke-dash="Fine_20_Dashed" svg:stroke-width="0.053cm" svg:stroke-color="#ff3333" draw:marker-start-width="0.279cm" draw:marker-end="" draw:marker-end-width="0.379cm" svg:stroke-opacity="80%" draw:fill="none" draw:textarea-horizontal-align="center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draw:stroke="dash" draw:stroke-dash="Fine_20_Dashed" svg:stroke-width="0.028cm" draw:marker-start-width="0.242cm" draw:marker-end-width="0.242cm" svg:stroke-opacity="70%" draw:fill="none" draw:textarea-horizontal-align="center" draw:textarea-vertical-align="middle" fo:padding-top="0.014cm" fo:padding-bottom="0.014cm" fo:padding-left="0.014cm" fo:padding-right="0.014cm"/>
    </style:style>
    <style:style style:name="gr21" style:family="graphic" style:parent-style-name="Objeto_20_sin_20_relleno_20_ni_20_línea">
      <style:graphic-properties draw:opacity="100%" draw:textarea-horizontal-align="center" draw:textarea-vertical-align="middle" draw:ole-draw-aspect="1" style:protect="siz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0000" draw:opacity="64%"/>
      <style:paragraph-properties fo:text-align="center"/>
    </style:style>
    <style:style style:name="P9" style:family="paragraph">
      <loext:graphic-properties draw:opacity="100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19cm" svg:height="16.227cm" svg:x="1.4cm" svg:y="-0.128cm" svg:viewBox="0 0 21520 16228" draw:points="0,0 21520,0 21520,16228 0,16228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4cm" svg:height="12.171cm" svg:x="2.7cm" svg:y="2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39cm" svg:height="0cm" svg:x="2.689cm" svg:y="2.028cm" svg:viewBox="0 0 16140 0" draw:points="16140,0 0,0">
          <text:p/>
        </draw:polygon>
        <draw:polygon draw:style-name="gr1" draw:text-style-name="P1" draw:layer="layout" svg:width="16.139cm" svg:height="0cm" svg:x="2.689cm" svg:y="2.028cm" svg:viewBox="0 0 16140 0" draw:points="0,0 16140,0">
          <text:p/>
        </draw:polygon>
        <draw:polygon draw:style-name="gr1" draw:text-style-name="P1" draw:layer="layout" svg:width="16.139cm" svg:height="0cm" svg:x="2.689cm" svg:y="14.199cm" svg:viewBox="0 0 16140 0" draw:points="16140,0 0,0">
          <text:p/>
        </draw:polygon>
        <draw:polygon draw:style-name="gr1" draw:text-style-name="P1" draw:layer="layout" svg:width="16.139cm" svg:height="0cm" svg:x="2.689cm" svg:y="14.199cm" svg:viewBox="0 0 16140 0" draw:points="0,0 16140,0">
          <text:p/>
        </draw:polygon>
        <draw:path draw:style-name="gr2" draw:text-style-name="P2" draw:layer="layout" svg:width="0.374cm" svg:height="0.267cm" svg:x="18.6cm" svg:y="14.582cm" svg:viewBox="0 0 375 268" svg:d="M5 234h57v-198l-62 12v-31l61-13h35v230h57v29h-148zM285 27c-27 0-40 27-40 27-14 26-14 79-14 79 0 54 14 81 14 81 13 26 40 26 40 26 28 0 42-26 42-26 13-27 13-81 13-81 0-53-13-79-13-79-14-27-42-27-42-27zM285 0c44 0 67 34 67 34 23 34 23 99 23 99 0 66-23 101-23 101-23 34-67 34-67 34-43 0-66-34-66-34-23-35-23-101-23-101 0-65 23-99 23-99 23-34 66-34 66-34z">
          <text:p/>
        </draw:path>
        <draw:path draw:style-name="gr2" draw:text-style-name="P2" draw:layer="layout" svg:width="0.163cm" svg:height="0.262cm" svg:x="4.359cm" svg:y="14.582cm" svg:viewBox="0 0 164 263" svg:d="M42 234h122v29h-164v-29c20-21 54-56 54-56 34-35 43-45 43-45 17-19 23-32 23-32 8-13 8-26 8-26 0-20-15-33-15-33-15-13-38-13-38-13-16 0-34 6-34 6-18 6-39 17-39 17v-35c21-8 39-13 39-13 18-4 34-4 34-4 39 0 64 20 64 20 24 20 24 53 24 53 0 16-6 30-6 30-6 14-21 34-21 34-5 5-29 30-29 30-23 24-65 67-65 67z">
          <text:p/>
        </draw:path>
        <draw:path draw:style-name="gr2" draw:text-style-name="P2" draw:layer="layout" svg:width="0.188cm" svg:height="0.258cm" svg:x="7.928cm" svg:y="14.586cm" svg:viewBox="0 0 189 259" svg:d="M117 31l-87 137h87zM108 0h44v168h37v30h-37v61h-35v-61h-117v-34z">
          <text:p/>
        </draw:path>
        <draw:path draw:style-name="gr2" draw:text-style-name="P2" draw:layer="layout" svg:width="0.177cm" svg:height="0.267cm" svg:x="11.515cm" svg:y="14.582cm" svg:viewBox="0 0 178 268" svg:d="M92 120c-24 0-38 16-38 16-13 16-13 43-13 43 0 29 13 45 13 45 14 16 38 16 38 16 24 0 37-16 37-16 14-16 14-45 14-45 0-27-14-43-14-43-13-16-37-16-37-16zM162 10v32c-14-6-27-10-27-10-14-3-26-3-26-3-36 0-54 23-54 23-18 23-21 71-21 71 10-15 26-23 26-23 15-8 34-8 34-8 39 0 62 23 62 23 22 24 22 64 22 64 0 41-23 65-23 65-24 24-63 24-63 24-45 0-69-34-69-34-23-35-23-101-23-101 0-60 29-97 29-97 29-36 78-36 78-36 13 0 27 2 27 2 13 3 28 8 28 8z">
          <text:p/>
        </draw:path>
        <draw:path draw:style-name="gr2" draw:text-style-name="P2" draw:layer="layout" svg:width="0.176cm" svg:height="0.267cm" svg:x="15.119cm" svg:y="14.582cm" svg:viewBox="0 0 177 268" svg:d="M88 139c-25 0-39 14-39 14-14 13-14 38-14 38 0 23 14 36 14 36 14 13 39 13 39 13 26 0 40-13 40-13 15-13 15-36 15-36 0-25-14-38-14-38-14-14-41-14-41-14zM53 125c-22-5-34-21-34-21-13-15-13-37-13-37 0-31 22-49 22-49 22-18 60-18 60-18 40 0 62 18 62 18 22 18 22 49 22 49 0 22-13 37-13 37-13 16-35 21-35 21 26 6 40 23 40 23 13 17 13 43 13 43 0 37-22 57-22 57-23 20-67 20-67 20-42 0-65-20-65-20-23-20-23-57-23-57 0-26 14-43 14-43 15-17 39-23 39-23zM41 70c0 20 12 31 12 31 13 11 35 11 35 11 24 0 36-11 36-11 13-11 13-31 13-31 0-20-13-31-13-31-12-12-36-12-36-12-22 0-35 12-35 12-12 11-12 31-12 31z">
          <text:p/>
        </draw:path>
        <draw:polygon draw:style-name="gr2" draw:text-style-name="P2" draw:layer="layout" svg:width="0.153cm" svg:height="0.258cm" svg:x="2.566cm" svg:y="14.586cm" svg:viewBox="0 0 154 259" draw:points="5,230 62,230 62,32 0,44 0,13 62,0 96,0 96,230 154,230 154,259 5,259">
          <text:p/>
        </draw:polygon>
        <draw:path draw:style-name="gr2" draw:text-style-name="P2" draw:layer="layout" svg:width="0.169cm" svg:height="0.267cm" svg:x="6.153cm" svg:y="14.582cm" svg:viewBox="0 0 170 268" svg:d="M117 123c25 5 39 22 39 22 14 17 14 43 14 43 0 38-26 59-26 59-27 21-75 21-75 21-16 0-33-4-33-4-17-3-36-9-36-9v-34c14 9 32 13 32 13 18 5 36 5 36 5 33 0 50-13 50-13 17-13 17-38 17-38 0-24-16-36-16-36-16-13-44-13-44-13h-30v-29h31c26 0 39-10 39-10 14-11 14-30 14-30 0-19-14-30-14-30-14-11-40-11-40-11-14 0-31 3-31 3-16 3-37 10-37 10v-31c21-6 38-8 38-8 18-3 33-3 33-3 39 0 63 18 63 18 23 18 23 49 23 49 0 21-12 36-12 36-13 14-35 20-35 20z">
          <text:p/>
        </draw:path>
        <draw:path draw:style-name="gr2" draw:text-style-name="P2" draw:layer="layout" svg:width="0.167cm" svg:height="0.263cm" svg:x="9.739cm" svg:y="14.586cm" svg:viewBox="0 0 168 264" svg:d="M11 0h138v30h-106v63c8-3 15-4 15-4 8-1 15-1 15-1 43 0 69 23 69 23 26 24 26 64 26 64 0 43-26 66-26 66-27 23-74 23-74 23-16 0-33-3-33-3-17-3-35-8-35-8v-35c16 8 33 12 33 12 16 5 34 5 34 5 30 0 47-16 47-16 18-17 18-44 18-44 0-26-18-42-18-42-17-16-47-16-47-16-13 0-27 3-27 3-15 3-29 10-29 10z">
          <text:p/>
        </draw:path>
        <draw:polygon draw:style-name="gr2" draw:text-style-name="P2" draw:layer="layout" svg:width="0.165cm" svg:height="0.258cm" svg:x="13.326cm" svg:y="14.586cm" svg:viewBox="0 0 166 259" draw:points="0,0 166,0 166,15 71,259 35,259 124,30 0,30">
          <text:p/>
        </draw:polygon>
        <draw:path draw:style-name="gr2" draw:text-style-name="P2" draw:layer="layout" svg:width="0.177cm" svg:height="0.267cm" svg:x="16.895cm" svg:y="14.582cm" svg:viewBox="0 0 178 268" svg:d="M17 257v-31c13 6 27 9 27 9 13 4 26 4 26 4 35 0 53-24 53-24 18-23 20-71 20-71-10 15-25 23-25 23-15 8-34 8-34 8-38 0-61-24-61-24-23-23-23-63-23-63 0-40 24-64 24-64 23-24 63-24 63-24 44 0 68 34 68 34 23 34 23 99 23 99 0 62-29 98-29 98-28 37-77 37-77 37-14 0-27-3-27-3-13-2-28-8-28-8zM87 147c23 0 37-16 37-16 13-16 13-43 13-43 0-29-13-45-13-45-14-16-37-16-37-16-24 0-38 16-38 16-13 16-13 45-13 45 0 27 13 43 13 43 14 16 38 16 38 16z">
          <text:p/>
        </draw:path>
        <draw:line draw:style-name="gr3" draw:text-style-name="P3" draw:layer="layout" svg:x1="2.689cm" svg:y1="14.199cm" svg:x2="2.689cm" svg:y2="14.41cm">
          <text:p/>
        </draw:line>
        <draw:line draw:style-name="gr3" draw:text-style-name="P3" draw:layer="layout" svg:x1="4.483cm" svg:y1="14.199cm" svg:x2="4.483cm" svg:y2="14.41cm">
          <text:p/>
        </draw:line>
        <draw:line draw:style-name="gr3" draw:text-style-name="P3" draw:layer="layout" svg:x1="6.276cm" svg:y1="14.199cm" svg:x2="6.276cm" svg:y2="14.41cm">
          <text:p/>
        </draw:line>
        <draw:line draw:style-name="gr3" draw:text-style-name="P3" draw:layer="layout" svg:x1="8.069cm" svg:y1="14.199cm" svg:x2="8.069cm" svg:y2="14.41cm">
          <text:p/>
        </draw:line>
        <draw:line draw:style-name="gr3" draw:text-style-name="P3" draw:layer="layout" svg:x1="9.863cm" svg:y1="14.199cm" svg:x2="9.863cm" svg:y2="14.41cm">
          <text:p/>
        </draw:line>
        <draw:line draw:style-name="gr3" draw:text-style-name="P3" draw:layer="layout" svg:x1="11.656cm" svg:y1="14.199cm" svg:x2="11.656cm" svg:y2="14.41cm">
          <text:p/>
        </draw:line>
        <draw:line draw:style-name="gr3" draw:text-style-name="P3" draw:layer="layout" svg:x1="13.449cm" svg:y1="14.199cm" svg:x2="13.449cm" svg:y2="14.41cm">
          <text:p/>
        </draw:line>
        <draw:line draw:style-name="gr3" draw:text-style-name="P3" draw:layer="layout" svg:x1="15.242cm" svg:y1="14.199cm" svg:x2="15.242cm" svg:y2="14.41cm">
          <text:p/>
        </draw:line>
        <draw:line draw:style-name="gr3" draw:text-style-name="P3" draw:layer="layout" svg:x1="17.036cm" svg:y1="14.199cm" svg:x2="17.036cm" svg:y2="14.41cm">
          <text:p/>
        </draw:line>
        <draw:line draw:style-name="gr3" draw:text-style-name="P3" draw:layer="layout" svg:x1="18.829cm" svg:y1="14.199cm" svg:x2="18.829cm" svg:y2="14.41cm">
          <text:p/>
        </draw:line>
        <draw:line draw:style-name="gr3" draw:text-style-name="P3" draw:layer="layout" svg:x1="2.689cm" svg:y1="14.199cm" svg:x2="2.689cm" svg:y2="14.305cm">
          <text:p/>
        </draw:line>
        <draw:line draw:style-name="gr3" draw:text-style-name="P3" draw:layer="layout" svg:x1="3.586cm" svg:y1="14.199cm" svg:x2="3.586cm" svg:y2="14.305cm">
          <text:p/>
        </draw:line>
        <draw:line draw:style-name="gr3" draw:text-style-name="P3" draw:layer="layout" svg:x1="4.483cm" svg:y1="14.199cm" svg:x2="4.483cm" svg:y2="14.305cm">
          <text:p/>
        </draw:line>
        <draw:line draw:style-name="gr3" draw:text-style-name="P3" draw:layer="layout" svg:x1="5.379cm" svg:y1="14.199cm" svg:x2="5.379cm" svg:y2="14.305cm">
          <text:p/>
        </draw:line>
        <draw:line draw:style-name="gr3" draw:text-style-name="P3" draw:layer="layout" svg:x1="6.276cm" svg:y1="14.199cm" svg:x2="6.276cm" svg:y2="14.305cm">
          <text:p/>
        </draw:line>
        <draw:line draw:style-name="gr3" draw:text-style-name="P3" draw:layer="layout" svg:x1="7.173cm" svg:y1="14.199cm" svg:x2="7.173cm" svg:y2="14.305cm">
          <text:p/>
        </draw:line>
        <draw:line draw:style-name="gr3" draw:text-style-name="P3" draw:layer="layout" svg:x1="8.069cm" svg:y1="14.199cm" svg:x2="8.069cm" svg:y2="14.305cm">
          <text:p/>
        </draw:line>
        <draw:line draw:style-name="gr3" draw:text-style-name="P3" draw:layer="layout" svg:x1="8.966cm" svg:y1="14.199cm" svg:x2="8.966cm" svg:y2="14.305cm">
          <text:p/>
        </draw:line>
        <draw:line draw:style-name="gr3" draw:text-style-name="P3" draw:layer="layout" svg:x1="9.863cm" svg:y1="14.199cm" svg:x2="9.863cm" svg:y2="14.305cm">
          <text:p/>
        </draw:line>
        <draw:line draw:style-name="gr3" draw:text-style-name="P3" draw:layer="layout" svg:x1="10.759cm" svg:y1="14.199cm" svg:x2="10.759cm" svg:y2="14.305cm">
          <text:p/>
        </draw:line>
        <draw:line draw:style-name="gr3" draw:text-style-name="P3" draw:layer="layout" svg:x1="11.656cm" svg:y1="14.199cm" svg:x2="11.656cm" svg:y2="14.305cm">
          <text:p/>
        </draw:line>
        <draw:line draw:style-name="gr3" draw:text-style-name="P3" draw:layer="layout" svg:x1="12.553cm" svg:y1="14.199cm" svg:x2="12.553cm" svg:y2="14.305cm">
          <text:p/>
        </draw:line>
        <draw:line draw:style-name="gr3" draw:text-style-name="P3" draw:layer="layout" svg:x1="13.449cm" svg:y1="14.199cm" svg:x2="13.449cm" svg:y2="14.305cm">
          <text:p/>
        </draw:line>
        <draw:line draw:style-name="gr3" draw:text-style-name="P3" draw:layer="layout" svg:x1="14.346cm" svg:y1="14.199cm" svg:x2="14.346cm" svg:y2="14.305cm">
          <text:p/>
        </draw:line>
        <draw:line draw:style-name="gr3" draw:text-style-name="P3" draw:layer="layout" svg:x1="15.242cm" svg:y1="14.199cm" svg:x2="15.242cm" svg:y2="14.305cm">
          <text:p/>
        </draw:line>
        <draw:line draw:style-name="gr3" draw:text-style-name="P3" draw:layer="layout" svg:x1="16.139cm" svg:y1="14.199cm" svg:x2="16.139cm" svg:y2="14.305cm">
          <text:p/>
        </draw:line>
        <draw:line draw:style-name="gr3" draw:text-style-name="P3" draw:layer="layout" svg:x1="17.036cm" svg:y1="14.199cm" svg:x2="17.036cm" svg:y2="14.305cm">
          <text:p/>
        </draw:line>
        <draw:line draw:style-name="gr3" draw:text-style-name="P3" draw:layer="layout" svg:x1="17.932cm" svg:y1="14.199cm" svg:x2="17.932cm" svg:y2="14.305cm">
          <text:p/>
        </draw:line>
        <draw:line draw:style-name="gr3" draw:text-style-name="P3" draw:layer="layout" svg:x1="18.829cm" svg:y1="14.199cm" svg:x2="18.829cm" svg:y2="14.305cm">
          <text:p/>
        </draw:line>
        <draw:line draw:style-name="gr3" draw:text-style-name="P3" draw:layer="layout" svg:x1="18.829cm" svg:y1="14.199cm" svg:x2="2.689cm" svg:y2="14.199cm">
          <text:p/>
        </draw:line>
        <draw:path draw:style-name="gr2" draw:text-style-name="P2" draw:layer="layout" svg:width="0.163cm" svg:height="0.262cm" svg:x="2.125cm" svg:y="12.514cm" svg:viewBox="0 0 164 263" svg:d="M42 233h122v30h-164v-30c20-20 54-55 54-55 35-35 44-45 44-45 17-19 23-32 23-32 7-13 7-26 7-26 0-20-15-33-15-33-14-13-38-13-38-13-17 0-34 6-34 6-18 6-39 17-39 17v-35c21-8 39-13 39-13 18-4 33-4 33-4 41 0 65 20 65 20 24 19 24 53 24 53 0 16-6 30-6 30-6 14-22 33-22 33-4 5-27 30-27 30-23 24-66 67-66 67z">
          <text:p/>
        </draw:path>
        <draw:path draw:style-name="gr2" draw:text-style-name="P2" draw:layer="layout" svg:width="0.187cm" svg:height="0.258cm" svg:x="2.09cm" svg:y="9.475cm" svg:viewBox="0 0 188 259" svg:d="M117 31l-89 138h89zM108 0h44v169h36v29h-36v61h-35v-61h-117v-33z">
          <text:p/>
        </draw:path>
        <draw:path draw:style-name="gr2" draw:text-style-name="P2" draw:layer="layout" svg:width="0.177cm" svg:height="0.267cm" svg:x="2.09cm" svg:y="6.428cm" svg:viewBox="0 0 178 268" svg:d="M91 121c-23 0-37 16-37 16-14 16-14 44-14 44 0 28 14 44 14 44 14 16 37 16 37 16 24 0 38-16 38-16 14-16 14-44 14-44 0-28-14-44-14-44-14-16-38-16-38-16zM162 11v31c-14-6-27-9-27-9-15-3-27-3-27-3-35 0-53 23-53 23-18 23-21 71-21 71 10-15 26-23 26-23 15-8 33-8 33-8 40 0 63 24 63 24 22 23 22 64 22 64 0 39-23 63-23 63-24 24-64 24-64 24-44 0-68-34-68-34-23-34-23-99-23-99 0-62 29-98 29-98 29-37 77-37 77-37 13 0 28 3 28 3 13 2 28 8 28 8z">
          <text:p/>
        </draw:path>
        <draw:path draw:style-name="gr2" draw:text-style-name="P2" draw:layer="layout" svg:width="0.176cm" svg:height="0.266cm" svg:x="2.125cm" svg:y="3.386cm" svg:viewBox="0 0 177 267" svg:d="M89 139c-26 0-40 14-40 14-14 13-14 36-14 36 0 24 14 38 14 38 14 13 40 13 40 13 25 0 39-13 39-13 15-14 15-38 15-38 0-23-14-36-14-36-14-14-40-14-40-14zM53 125c-22-6-34-21-34-21-13-16-13-38-13-38 0-31 22-48 22-48 22-18 61-18 61-18 39 0 61 18 61 18 22 17 22 48 22 48 0 22-13 38-13 38-12 15-35 21-35 21 26 5 40 22 40 22 13 17 13 42 13 42 0 39-22 59-22 59-23 19-66 19-66 19-43 0-66-19-66-19-23-20-23-59-23-59 0-25 14-42 14-42 15-17 39-22 39-22zM41 70c0 19 12 31 12 31 13 11 36 11 36 11 23 0 35-11 35-11 13-12 13-31 13-31 0-20-13-31-13-31-12-12-35-12-35-12-23 0-36 12-36 12-12 11-12 31-12 31z">
          <text:p/>
        </draw:path>
        <draw:polygon draw:style-name="gr2" draw:text-style-name="P2" draw:layer="layout" svg:width="0.153cm" svg:height="0.257cm" svg:x="2.125cm" svg:y="14.04cm" svg:viewBox="0 0 154 258" draw:points="5,229 62,229 62,32 0,44 0,12 62,0 97,0 97,229 154,229 154,258 5,258">
          <text:p/>
        </draw:polygon>
        <draw:path draw:style-name="gr2" draw:text-style-name="P2" draw:layer="layout" svg:width="0.169cm" svg:height="0.267cm" svg:x="2.125cm" svg:y="10.992cm" svg:viewBox="0 0 170 268" svg:d="M116 124c25 6 39 23 39 23 15 16 15 41 15 41 0 38-27 59-27 59-26 21-75 21-75 21-16 0-33-3-33-3-17-3-35-9-35-9v-34c14 8 32 13 32 13 17 4 36 4 36 4 32 0 49-13 49-13 17-13 17-38 17-38 0-22-16-35-16-35-15-13-44-13-44-13h-30v-28h32c25 0 39-11 39-11 13-10 13-30 13-30 0-19-14-31-14-31-14-10-40-10-40-10-14 0-30 3-30 3-17 3-36 9-36 9v-31c20-5 37-8 37-8 17-3 32-3 32-3 40 0 63 18 63 18 24 18 24 50 24 50 0 22-13 36-13 36-12 15-35 20-35 20z">
          <text:p/>
        </draw:path>
        <draw:path draw:style-name="gr2" draw:text-style-name="P2" draw:layer="layout" svg:width="0.166cm" svg:height="0.263cm" svg:x="2.125cm" svg:y="7.954cm" svg:viewBox="0 0 167 264" svg:d="M11 0h138v30h-106v64c8-3 15-4 15-4 8-1 15-1 15-1 44 0 69 23 69 23 25 24 25 64 25 64 0 42-25 65-25 65-27 23-74 23-74 23-16 0-33-3-33-3-17-3-35-9-35-9v-34c16 8 33 12 33 12 16 4 34 4 34 4 30 0 47-15 47-15 19-16 19-43 19-43 0-27-19-42-19-42-17-16-47-16-47-16-14 0-28 3-28 3-14 3-28 10-28 10z">
          <text:p/>
        </draw:path>
        <draw:polygon draw:style-name="gr2" draw:text-style-name="P2" draw:layer="layout" svg:width="0.165cm" svg:height="0.258cm" svg:x="2.125cm" svg:y="4.911cm" svg:viewBox="0 0 166 259" draw:points="0,0 166,0 166,15 72,259 35,259 124,30 0,30">
          <text:p/>
        </draw:polygon>
        <draw:path draw:style-name="gr2" draw:text-style-name="P2" draw:layer="layout" svg:width="0.177cm" svg:height="0.267cm" svg:x="2.09cm" svg:y="1.864cm" svg:viewBox="0 0 178 268" svg:d="M16 258v-32c13 6 27 10 27 10 13 3 26 3 26 3 35 0 53-23 53-23 19-23 21-71 21-71-9 15-26 23-26 23-15 8-34 8-34 8-38 0-61-23-61-23-22-25-22-65-22-65 0-40 23-64 23-64 24-24 63-24 63-24 45 0 69 34 69 34 23 35 23 101 23 101 0 60-28 97-28 97-30 36-79 36-79 36-13 0-27-2-27-2-13-3-28-8-28-8zM86 148c23 0 38-17 38-17 13-16 13-43 13-43 0-28-13-44-13-44-15-16-38-16-38-16-24 0-38 16-38 16-13 16-13 44-13 44 0 27 13 43 13 43 14 17 38 17 38 17z">
          <text:p/>
        </draw:path>
        <draw:line draw:style-name="gr3" draw:text-style-name="P3" draw:layer="layout" svg:x1="2.689cm" svg:y1="14.199cm" svg:x2="2.478cm" svg:y2="14.199cm">
          <text:p/>
        </draw:line>
        <draw:line draw:style-name="gr3" draw:text-style-name="P3" draw:layer="layout" svg:x1="2.689cm" svg:y1="12.677cm" svg:x2="2.478cm" svg:y2="12.677cm">
          <text:p/>
        </draw:line>
        <draw:line draw:style-name="gr3" draw:text-style-name="P3" draw:layer="layout" svg:x1="2.689cm" svg:y1="11.156cm" svg:x2="2.478cm" svg:y2="11.156cm">
          <text:p/>
        </draw:line>
        <draw:line draw:style-name="gr3" draw:text-style-name="P3" draw:layer="layout" svg:x1="2.689cm" svg:y1="9.635cm" svg:x2="2.478cm" svg:y2="9.635cm">
          <text:p/>
        </draw:line>
        <draw:line draw:style-name="gr3" draw:text-style-name="P3" draw:layer="layout" svg:x1="2.689cm" svg:y1="8.113cm" svg:x2="2.478cm" svg:y2="8.113cm">
          <text:p/>
        </draw:line>
        <draw:line draw:style-name="gr3" draw:text-style-name="P3" draw:layer="layout" svg:x1="2.689cm" svg:y1="6.592cm" svg:x2="2.478cm" svg:y2="6.592cm">
          <text:p/>
        </draw:line>
        <draw:line draw:style-name="gr3" draw:text-style-name="P3" draw:layer="layout" svg:x1="2.689cm" svg:y1="5.071cm" svg:x2="2.478cm" svg:y2="5.071cm">
          <text:p/>
        </draw:line>
        <draw:line draw:style-name="gr3" draw:text-style-name="P3" draw:layer="layout" svg:x1="2.689cm" svg:y1="3.549cm" svg:x2="2.478cm" svg:y2="3.549cm">
          <text:p/>
        </draw:line>
        <draw:line draw:style-name="gr3" draw:text-style-name="P3" draw:layer="layout" svg:x1="2.689cm" svg:y1="2.028cm" svg:x2="2.478cm" svg:y2="2.028cm">
          <text:p/>
        </draw:line>
        <draw:line draw:style-name="gr3" draw:text-style-name="P3" draw:layer="layout" svg:x1="2.689cm" svg:y1="14.199cm" svg:x2="2.584cm" svg:y2="14.199cm">
          <text:p/>
        </draw:line>
        <draw:line draw:style-name="gr3" draw:text-style-name="P3" draw:layer="layout" svg:x1="2.689cm" svg:y1="13.438cm" svg:x2="2.584cm" svg:y2="13.438cm">
          <text:p/>
        </draw:line>
        <draw:line draw:style-name="gr3" draw:text-style-name="P3" draw:layer="layout" svg:x1="2.689cm" svg:y1="12.677cm" svg:x2="2.584cm" svg:y2="12.677cm">
          <text:p/>
        </draw:line>
        <draw:line draw:style-name="gr3" draw:text-style-name="P3" draw:layer="layout" svg:x1="2.689cm" svg:y1="11.917cm" svg:x2="2.584cm" svg:y2="11.917cm">
          <text:p/>
        </draw:line>
        <draw:line draw:style-name="gr3" draw:text-style-name="P3" draw:layer="layout" svg:x1="2.689cm" svg:y1="11.156cm" svg:x2="2.584cm" svg:y2="11.156cm">
          <text:p/>
        </draw:line>
        <draw:line draw:style-name="gr3" draw:text-style-name="P3" draw:layer="layout" svg:x1="2.689cm" svg:y1="10.395cm" svg:x2="2.584cm" svg:y2="10.395cm">
          <text:p/>
        </draw:line>
        <draw:line draw:style-name="gr3" draw:text-style-name="P3" draw:layer="layout" svg:x1="2.689cm" svg:y1="9.635cm" svg:x2="2.584cm" svg:y2="9.635cm">
          <text:p/>
        </draw:line>
        <draw:line draw:style-name="gr3" draw:text-style-name="P3" draw:layer="layout" svg:x1="2.689cm" svg:y1="8.874cm" svg:x2="2.584cm" svg:y2="8.874cm">
          <text:p/>
        </draw:line>
        <draw:line draw:style-name="gr3" draw:text-style-name="P3" draw:layer="layout" svg:x1="2.689cm" svg:y1="8.113cm" svg:x2="2.584cm" svg:y2="8.113cm">
          <text:p/>
        </draw:line>
        <draw:line draw:style-name="gr3" draw:text-style-name="P3" draw:layer="layout" svg:x1="2.689cm" svg:y1="7.353cm" svg:x2="2.584cm" svg:y2="7.353cm">
          <text:p/>
        </draw:line>
        <draw:line draw:style-name="gr3" draw:text-style-name="P3" draw:layer="layout" svg:x1="2.689cm" svg:y1="6.592cm" svg:x2="2.584cm" svg:y2="6.592cm">
          <text:p/>
        </draw:line>
        <draw:line draw:style-name="gr3" draw:text-style-name="P3" draw:layer="layout" svg:x1="2.689cm" svg:y1="5.831cm" svg:x2="2.584cm" svg:y2="5.831cm">
          <text:p/>
        </draw:line>
        <draw:line draw:style-name="gr3" draw:text-style-name="P3" draw:layer="layout" svg:x1="2.689cm" svg:y1="5.071cm" svg:x2="2.584cm" svg:y2="5.071cm">
          <text:p/>
        </draw:line>
        <draw:line draw:style-name="gr3" draw:text-style-name="P3" draw:layer="layout" svg:x1="2.689cm" svg:y1="4.31cm" svg:x2="2.584cm" svg:y2="4.31cm">
          <text:p/>
        </draw:line>
        <draw:line draw:style-name="gr3" draw:text-style-name="P3" draw:layer="layout" svg:x1="2.689cm" svg:y1="3.549cm" svg:x2="2.584cm" svg:y2="3.549cm">
          <text:p/>
        </draw:line>
        <draw:line draw:style-name="gr3" draw:text-style-name="P3" draw:layer="layout" svg:x1="2.689cm" svg:y1="2.789cm" svg:x2="2.584cm" svg:y2="2.789cm">
          <text:p/>
        </draw:line>
        <draw:line draw:style-name="gr3" draw:text-style-name="P3" draw:layer="layout" svg:x1="2.689cm" svg:y1="2.028cm" svg:x2="2.584cm" svg:y2="2.028cm">
          <text:p/>
        </draw:line>
        <draw:line draw:style-name="gr3" draw:text-style-name="P3" draw:layer="layout" svg:x1="2.689cm" svg:y1="2.028cm" svg:x2="2.689cm" svg:y2="14.199cm">
          <text:p/>
        </draw:line>
        <draw:polygon draw:style-name="gr2" draw:text-style-name="P2" draw:layer="layout" svg:width="0.188cm" svg:height="0.193cm" svg:x="10.618cm" svg:y="15.286cm" svg:viewBox="0 0 189 194" draw:points="185,0 114,94 189,194 151,194 94,117 38,194 0,194 75,92 7,0 44,0 95,69 147,0">
          <text:p/>
        </draw:polygon>
        <draw:path draw:style-name="gr2" draw:text-style-name="P2" draw:layer="layout" svg:width="0.266cm" svg:height="0.188cm" svg:x="1.589cm" svg:y="8.067cm" svg:viewBox="0 0 267 189" svg:d="M212 85c35 14 45 27 45 27 10 13 10 34 10 34v25h-26v-18c0-14-6-21-6-21-6-7-29-16-29-16l-15-6-191 79v-34l152-60-152-62v-33z">
          <text:p/>
        </draw:path>
        <draw:line draw:style-name="gr4" draw:text-style-name="P3" draw:layer="layout" svg:x1="3.586cm" svg:y1="9.636cm" svg:x2="5.38cm" svg:y2="6.592cm">
          <text:p/>
        </draw:line>
        <draw:line draw:style-name="gr4" draw:text-style-name="P3" draw:layer="layout" svg:x1="5.38cm" svg:y1="6.592cm" svg:x2="3.586cm" svg:y2="9.636cm">
          <text:p/>
        </draw:line>
        <draw:line draw:style-name="gr4" draw:text-style-name="P3" draw:layer="layout" svg:x1="5.379cm" svg:y1="6.593cm" svg:x2="8.967cm" svg:y2="5.071cm">
          <text:p/>
        </draw:line>
        <draw:line draw:style-name="gr5" draw:text-style-name="P3" draw:layer="layout" svg:x1="8.967cm" svg:y1="5.071cm" svg:x2="5.379cm" svg:y2="6.593cm">
          <text:p/>
        </draw:line>
        <draw:line draw:style-name="gr4" draw:text-style-name="P3" draw:layer="layout" svg:x1="8.966cm" svg:y1="5.071cm" svg:x2="10.759cm" svg:y2="5.071cm">
          <text:p/>
        </draw:line>
        <draw:line draw:style-name="gr6" draw:text-style-name="P3" draw:layer="layout" svg:x1="10.759cm" svg:y1="5.071cm" svg:x2="8.966cm" svg:y2="5.071cm">
          <text:p/>
        </draw:line>
        <draw:line draw:style-name="gr4" draw:text-style-name="P3" draw:layer="layout" svg:x1="10.759cm" svg:y1="5.072cm" svg:x2="14.347cm" svg:y2="3.549cm">
          <text:p/>
        </draw:line>
        <draw:line draw:style-name="gr4" draw:text-style-name="P3" draw:layer="layout" svg:x1="14.347cm" svg:y1="3.549cm" svg:x2="10.759cm" svg:y2="5.072cm">
          <text:p/>
        </draw:line>
        <draw:line draw:style-name="gr4" draw:text-style-name="P3" draw:layer="layout" svg:x1="14.346cm" svg:y1="3.549cm" svg:x2="16.139cm" svg:y2="3.549cm">
          <text:p/>
        </draw:line>
        <draw:line draw:style-name="gr4" draw:text-style-name="P3" draw:layer="layout" svg:x1="16.139cm" svg:y1="3.549cm" svg:x2="14.346cm" svg:y2="3.549cm">
          <text:p/>
        </draw:line>
        <draw:line draw:style-name="gr4" draw:text-style-name="P3" draw:layer="layout" svg:x1="16.139cm" svg:y1="3.549cm" svg:x2="17.036cm" svg:y2="3.549cm">
          <text:p/>
        </draw:line>
        <draw:line draw:style-name="gr4" draw:text-style-name="P3" draw:layer="layout" svg:x1="17.036cm" svg:y1="3.549cm" svg:x2="16.139cm" svg:y2="3.549cm">
          <text:p/>
        </draw:line>
        <draw:line draw:style-name="gr7" draw:text-style-name="P3" draw:layer="layout" svg:x1="4.483cm" svg:y1="11.918cm" svg:x2="7.174cm" svg:y2="10.395cm">
          <text:p/>
        </draw:line>
        <draw:line draw:style-name="gr7" draw:text-style-name="P3" draw:layer="layout" svg:x1="7.174cm" svg:y1="10.395cm" svg:x2="4.483cm" svg:y2="11.918cm">
          <text:p/>
        </draw:line>
        <draw:line draw:style-name="gr7" draw:text-style-name="P3" draw:layer="layout" svg:x1="7.173cm" svg:y1="10.396cm" svg:x2="8.967cm" svg:y2="9.635cm">
          <text:p/>
        </draw:line>
        <draw:line draw:style-name="gr7" draw:text-style-name="P3" draw:layer="layout" svg:x1="8.967cm" svg:y1="9.635cm" svg:x2="7.173cm" svg:y2="10.396cm">
          <text:p/>
        </draw:line>
        <draw:line draw:style-name="gr7" draw:text-style-name="P3" draw:layer="layout" svg:x1="8.966cm" svg:y1="9.636cm" svg:x2="13.45cm" svg:y2="8.113cm">
          <text:p/>
        </draw:line>
        <draw:line draw:style-name="gr7" draw:text-style-name="P3" draw:layer="layout" svg:x1="13.45cm" svg:y1="8.113cm" svg:x2="8.966cm" svg:y2="9.636cm">
          <text:p/>
        </draw:line>
        <draw:line draw:style-name="gr7" draw:text-style-name="P3" draw:layer="layout" svg:x1="13.449cm" svg:y1="8.114cm" svg:x2="16.14cm" svg:y2="7.353cm">
          <text:p/>
        </draw:line>
        <draw:line draw:style-name="gr7" draw:text-style-name="P3" draw:layer="layout" svg:x1="16.14cm" svg:y1="7.353cm" svg:x2="13.145cm" svg:y2="8.2cm">
          <text:p/>
        </draw:line>
        <draw:polygon draw:style-name="gr3" draw:text-style-name="P3" draw:layer="layout" svg:width="16.14cm" svg:height="12.171cm" svg:x="2.689cm" svg:y="2.028cm" svg:viewBox="0 0 16141 12172" draw:points="0,12172 0,0 16141,0 16141,12172">
          <text:p/>
        </draw:polygon>
        <draw:line draw:style-name="gr3" draw:text-style-name="P3" draw:layer="layout" svg:x1="18.829cm" svg:y1="2.028cm" svg:x2="2.689cm" svg:y2="2.028cm">
          <text:p/>
        </draw:line>
        <draw:line draw:style-name="gr3" draw:text-style-name="P3" draw:layer="layout" svg:x1="18.829cm" svg:y1="2.028cm" svg:x2="18.829cm" svg:y2="14.199cm">
          <text:p/>
        </draw:line>
        <draw:polyline draw:style-name="gr3" draw:text-style-name="P3" draw:layer="layout" svg:width="0cm" svg:height="0cm" svg:x="18.829cm" svg:y="2.028cm" svg:viewBox="0 0 0 0" draw:points="0,0">
          <text:p/>
        </draw:polyline>
        <draw:path draw:style-name="gr2" draw:text-style-name="P2" draw:layer="layout" svg:width="1.3cm" svg:height="0.273cm" svg:x="10.071cm" svg:y="1.294cm" svg:viewBox="0 0 1301 274" svg:d="M0 10h35v259h-35zM265 151v118h-32v-117c0-27-10-41-10-41-11-13-33-13-33-13-25 0-40 16-40 16-15 16-15 45-15 45v110h-32v-194h32v30c12-18 27-26 27-26 16-9 36-9 36-9 33 0 50 21 50 21 17 20 17 60 17 60zM348 20v55h65v25h-65v105c0 23 6 30 6 30 7 7 27 7 27 7h32v27h-32c-37 0-51-14-51-14-14-14-14-50-14-50v-105h-24v-25h24v-55zM623 163v16h-146c2 33 19 51 19 51 18 17 49 17 49 17 19 0 36-5 36-5 17-4 34-13 34-13v30c-17 7-35 11-35 11-18 4-36 4-36 4-46 0-74-27-74-27-27-27-27-74-27-74 0-48 26-75 26-75 26-28 69-28 69-28 39 0 62 25 62 25 23 25 23 68 23 68zM591 154c0-26-15-41-15-41-14-16-37-16-37-16-27 0-43 15-43 15-16 15-18 42-18 42zM781 105c-6-4-12-5-12-5-6-2-14-2-14-2-27 0-41 18-41 18-14 17-14 50-14 50v103h-32v-194h32v30c10-18 26-26 26-26 16-9 39-9 39-9 3 0 7 1 7 1 4 0 9 1 9 1zM908 0v26h-30c-17 0-24 7-24 7-6 7-6 25-6 25v17h51v25h-51v169h-32v-169h-31v-25h31v-13c0-33 14-48 14-48 15-14 48-14 48-14zM1040 171c-38 0-53 8-53 8-15 9-15 31-15 31 0 17 11 27 11 27 11 10 30 10 30 10 27 0 43-19 43-19 16-18 16-50 16-50v-7zM1103 157v112h-31v-30c-11 18-28 26-28 26-16 9-39 9-39 9-30 0-48-17-48-17-18-16-18-45-18-45 0-33 22-50 22-50 23-16 66-16 66-16h45v-3c0-22-15-34-15-34-14-12-40-12-40-12-17 0-33 4-33 4-16 4-31 12-31 12v-29c19-7 35-10 35-10 17-4 32-4 32-4 42 0 63 22 63 22 20 21 20 65 20 65zM1150 75h151v28l-120 140h120v26h-155v-30l119-139h-115z">
          <text:p/>
        </draw:path>
        <draw:custom-shape draw:style-name="gr8" draw:text-style-name="P4" draw:layer="layout" svg:width="0.3cm" svg:height="0.3cm" svg:x="4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0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" draw:id="id1" draw:layer="layout" svg:width="0.3cm" svg:height="0.3cm" svg:x="8.7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0.3cm" svg:height="0.3cm" svg:x="13.3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6.0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cm" svg:height="0.3cm" svg:x="3.5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cm" svg:height="0.3cm" svg:x="5.3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cm" svg:height="0.3cm" svg:x="8.8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cm" svg:height="0.3cm" svg:x="10.6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cm" svg:height="0.3cm" svg:x="14.1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cm" svg:height="0.3cm" svg:x="16.906cm" svg:y="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2cm" svg:y1="13.2cm" svg:x2="14.3cm" svg:y2="13.193cm">
          <text:p/>
        </draw:line>
        <draw:custom-shape draw:style-name="gr8" draw:text-style-name="P4" draw:layer="layout" svg:width="0.3cm" svg:height="0.3cm" svg:x="14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239cm" svg:y1="12.25cm" svg:x2="14.446cm" svg:y2="12.25cm">
          <text:p/>
        </draw:line>
        <draw:custom-shape draw:style-name="gr9" draw:text-style-name="P5" draw:layer="layout" svg:width="0.3cm" svg:height="0.3cm" svg:x="14.205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2cm" svg:height="0.6cm" svg:x="16.3cm" svg:y="11.9cm">
          <draw:text-box>
            <text:p><text:span text:style-name="T1">Estructura</text:span></text:p>
          </draw:text-box>
        </draw:frame>
        <draw:frame draw:style-name="gr10" draw:text-style-name="P6" draw:layer="layout" svg:width="2.2cm" svg:height="0.6cm" svg:x="16.3cm" svg:y="12.8cm">
          <draw:text-box>
            <text:p><text:span text:style-name="T1">Fluido</text:span></text:p>
          </draw:text-box>
        </draw:frame>
        <draw:connector draw:style-name="gr11" draw:text-style-name="P7" draw:layer="layout" draw:type="line" svg:x1="9.002cm" svg:y1="9.652cm" svg:x2="13.303cm" svg:y2="8.153cm" draw:start-shape="id1" draw:start-glue-point="10" draw:end-shape="id2" draw:end-glue-point="6" svg:d="M9002 9652l4301-1499" svg:viewBox="0 0 4302 1500">
          <text:p/>
        </draw:connector>
        <draw:custom-shape draw:style-name="gr12" draw:text-style-name="P8" draw:layer="layout" svg:width="0.3cm" svg:height="0.3cm" svg:x="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8.9cm" svg:y1="9.7cm" svg:x2="9.7cm" svg:y2="12.4cm">
          <text:p/>
        </draw:line>
        <draw:line draw:style-name="gr13" draw:text-style-name="P7" draw:layer="layout" svg:x1="13.5cm" svg:y1="8.2cm" svg:x2="14.3cm" svg:y2="10.9cm">
          <text:p/>
        </draw:line>
        <draw:line draw:style-name="gr14" draw:text-style-name="P7" draw:layer="layout" svg:x1="9.5cm" svg:y1="11.8cm" svg:x2="14.1cm" svg:y2="10.2cm">
          <text:p/>
        </draw:line>
        <draw:line draw:style-name="gr13" draw:text-style-name="P7" draw:layer="layout" svg:x1="9.8cm" svg:y1="9.3cm" svg:x2="10.1cm" svg:y2="10.3cm">
          <text:p/>
        </draw:line>
        <draw:line draw:style-name="gr15" draw:text-style-name="P7" draw:layer="layout" svg:x1="9.1cm" svg:y1="10.42cm" svg:x2="10.05cm" svg:y2="10.1cm">
          <text:p/>
        </draw:line>
        <draw:frame draw:style-name="gr16" draw:text-style-name="P4" draw:layer="layout" svg:width="0.618cm" svg:height="0.59cm" svg:x="8.2cm" svg:y="4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7" draw:text-style-name="P7" draw:layer="layout" svg:x1="9cm" svg:y1="5.1cm" svg:x2="9.8cm" svg:y2="7cm">
          <text:p/>
        </draw:line>
        <draw:line draw:style-name="gr17" draw:text-style-name="P7" draw:layer="layout" svg:x1="9cm" svg:y1="5.038cm" svg:x2="9cm" svg:y2="7.1cm">
          <text:p/>
        </draw:line>
        <draw:line draw:style-name="gr18" draw:text-style-name="P7" draw:layer="layout" svg:x1="9cm" svg:y1="5.1cm" svg:x2="9.4cm" svg:y2="7.1cm">
          <text:p/>
        </draw:line>
        <draw:line draw:style-name="gr19" draw:text-style-name="P7" draw:layer="layout" svg:x1="8.4cm" svg:y1="2cm" svg:x2="10cm" svg:y2="10.4cm">
          <text:p/>
        </draw:line>
        <draw:frame draw:style-name="gr16" draw:text-style-name="P4" draw:layer="layout" svg:width="0.581cm" svg:height="0.53cm" svg:x="8.539cm" svg:y="9.93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4" draw:layer="layout" svg:width="0.883cm" svg:height="0.53cm" svg:x="13.739cm" svg:y="8.13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4" draw:layer="layout" svg:width="0.433cm" svg:height="0.42cm" svg:x="9.34cm" svg:y="10.43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0" draw:text-style-name="P7" draw:layer="layout" svg:x1="3.6cm" svg:y1="11.5cm" svg:x2="18.5cm" svg:y2="6.4cm">
          <text:p/>
        </draw:line>
        <draw:line draw:style-name="gr13" draw:text-style-name="P7" draw:layer="layout" svg:x1="9cm" svg:y1="5.1cm" svg:x2="10cm" svg:y2="4.8cm">
          <text:p/>
        </draw:line>
        <draw:line draw:style-name="gr15" draw:text-style-name="P7" draw:layer="layout" svg:x1="10cm" svg:y1="4.8cm" svg:x2="11cm" svg:y2="9.1cm">
          <text:p/>
        </draw:line>
        <draw:line draw:style-name="gr13" draw:text-style-name="P7" draw:layer="layout" svg:x1="9.8cm" svg:y1="9.4cm" svg:x2="11.3cm" svg:y2="9cm">
          <text:p/>
        </draw:line>
        <draw:frame draw:style-name="gr16" draw:text-style-name="P4" draw:layer="layout" svg:width="0.487cm" svg:height="0.237cm" svg:x="10.541cm" svg:y="6.73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4" draw:layer="layout" svg:width="1.672cm" svg:height="0.52cm" draw:transform="rotate (0.325852971347341) translate (15.803cm 6.718cm)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6" draw:text-style-name="P4" draw:layer="layout" svg:width="1.711cm" svg:height="0.47cm" draw:transform="rotate (0.0193731546971371) translate (8.738cm 3.253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text-style-name="P4" draw:layer="layout" svg:width="3.519cm" svg:height="0.54cm" svg:x="3.45cm" svg:y="5.2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4" draw:layer="layout" svg:width="3.358cm" svg:height="0.54cm" svg:x="10.85cm" svg:y="5.1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text-style-name="P9" draw:layer="layout" svg:width="0.691cm" svg:height="0.52cm" svg:x="8.35cm" svg:y="5.9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4" draw:layer="layout" svg:width="0.615cm" svg:height="0.52cm" svg:x="9.451cm" svg:y="5.7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4" draw:layer="layout" svg:width="0.799cm" svg:height="0.519cm" svg:x="9.452cm" svg:y="7.0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4" draw:layer="layout" svg:width="0.513cm" svg:height="0.47cm" svg:x="11.487cm" svg:y="8.9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19cm" fo:page-height="16.2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5T23:50:11.159852801</dc:date>
    <meta:editing-duration>PT1H34S</meta:editing-duration>
    <meta:editing-cycles>15</meta:editing-cycles>
    <meta:generator>LibreOffice/5.1.4.2$Linux_X86_64 LibreOffice_project/10m0$Build-2</meta:generator>
    <meta:document-statistic meta:object-count="161"/>
  </office:meta>
</office:document-meta>
</file>

<file path=Object 1/content.xml><?xml version="1.0" encoding="utf-8"?>
<math xmlns="http://www.w3.org/1998/Math/MathML" display="block">
  <semantics>
    <msub>
      <mover accent="true">
        <mi>n</mi>
        <mo stretchy="false">⃗</mo>
      </mover>
      <mi>k</mi>
    </msub>
    <annotation encoding="StarMath 5.0">{vec n}_k</annotation>
  </semantics>
</math>
</file>

<file path=Object 10/content.xml><?xml version="1.0" encoding="utf-8"?>
<math xmlns="http://www.w3.org/1998/Math/MathML" display="block">
  <semantics>
    <msub>
      <mover accent="true">
        <mi>u</mi>
        <mo stretchy="false">⃗</mo>
      </mover>
      <mi mathvariant="italic">de</mi>
    </msub>
    <annotation encoding="StarMath 5.0">{vec{ u }}_{de}</annotation>
  </semantics>
</math>
</file>

<file path=Object 11/content.xml><?xml version="1.0" encoding="utf-8"?>
<math xmlns="http://www.w3.org/1998/Math/MathML" display="block">
  <semantics>
    <msub>
      <mover accent="true">
        <mi>u</mi>
        <mo stretchy="false">⃗</mo>
      </mover>
      <mi mathvariant="italic">iz</mi>
    </msub>
    <annotation encoding="StarMath 5.0">{vec{ u }}_{iz}</annotation>
  </semantics>
</math>
</file>

<file path=Object 12/content.xml><?xml version="1.0" encoding="utf-8"?>
<math xmlns="http://www.w3.org/1998/Math/MathML" display="block">
  <semantics>
    <msub>
      <mover accent="true">
        <mi>u</mi>
        <mo stretchy="false">⃗</mo>
      </mover>
      <mrow>
        <mn>1</mn>
        <mo stretchy="false">/</mo>
        <mn>2</mn>
      </mrow>
    </msub>
    <annotation encoding="StarMath 5.0">{vec{ u }}_{ 1 / 2  }</annotation>
  </semantics>
</math>
</file>

<file path=Object 13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2/content.xml><?xml version="1.0" encoding="utf-8"?>
<math xmlns="http://www.w3.org/1998/Math/MathML" display="block">
  <semantics>
    <msub>
      <mover accent="true">
        <mi>n</mi>
        <mo stretchy="false">⃗</mo>
      </mover>
      <mrow>
        <mi>k</mi>
        <mo stretchy="false">+</mo>
        <mn>1</mn>
      </mrow>
    </msub>
    <annotation encoding="StarMath 5.0">{vec n}_{k+1}</annotation>
  </semantics>
</math>
</file>

<file path=Object 3/content.xml><?xml version="1.0" encoding="utf-8"?>
<math xmlns="http://www.w3.org/1998/Math/MathML" display="block">
  <semantics>
    <mi mathvariant="normal">β</mi>
    <annotation encoding="StarMath 5.0">%beta</annotation>
  </semantics>
</math>
</file>

<file path=Object 4/content.xml><?xml version="1.0" encoding="utf-8"?>
<math xmlns="http://www.w3.org/1998/Math/MathML" display="block">
  <semantics>
    <msub>
      <mover accent="true">
        <mi>n</mi>
        <mo stretchy="false">⃗</mo>
      </mover>
      <mi>s</mi>
    </msub>
    <annotation encoding="StarMath 5.0">{vec n}_s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row>
      <mi mathvariant="italic">Recta</mi>
      <msub>
        <mi>R</mi>
        <mi mathvariant="normal">β</mi>
      </msub>
    </mrow>
    <annotation encoding="StarMath 5.0">Recta R_{ %beta }</annotation>
  </semantics>
</math>
</file>

<file path=Object 7/content.xml><?xml version="1.0" encoding="utf-8"?>
<math xmlns="http://www.w3.org/1998/Math/MathML" display="block">
  <semantics>
    <mrow>
      <mi mathvariant="italic">Recta</mi>
      <msub>
        <mi>R</mi>
        <mi mathvariant="normal">α</mi>
      </msub>
    </mrow>
    <annotation encoding="StarMath 5.0">Recta R_{ %alpha }</annotation>
  </semantics>
</math>
</file>

<file path=Object 8/content.xml><?xml version="1.0" encoding="utf-8"?>
<math xmlns="http://www.w3.org/1998/Math/MathML" display="block">
  <semantics>
    <mrow>
      <mi mathvariant="italic">vecino</mi>
      <mi mathvariant="italic">izquierdo</mi>
      <msub>
        <mover accent="true">
          <mi>n</mi>
          <mo stretchy="false">⃗</mo>
        </mover>
        <mi mathvariant="italic">iz</mi>
      </msub>
    </mrow>
    <annotation encoding="StarMath 5.0">vecino izquierdo {vec{ n }}_{iz}</annotation>
  </semantics>
</math>
</file>

<file path=Object 9/content.xml><?xml version="1.0" encoding="utf-8"?>
<math xmlns="http://www.w3.org/1998/Math/MathML" display="block">
  <semantics>
    <mrow>
      <mi mathvariant="italic">vecino</mi>
      <mi mathvariant="italic">derecho</mi>
      <msub>
        <mover accent="true">
          <mi>n</mi>
          <mo stretchy="false">⃗</mo>
        </mover>
        <mi mathvariant="italic">de</mi>
      </msub>
    </mrow>
    <annotation encoding="StarMath 5.0">vecino derecho {vec{ n }}_{de}</annotation>
  </semantics>
</math>
</file>